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00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55890.42" calcext:value-type="currency">
            <text:p>$155.890,42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0662.68" calcext:value-type="currency">
            <text:p>$60.662,68</text:p>
          </table:table-cell>
          <table:table-cell table:style-name="ce255" table:formula="of:=SUM([.I6:.I42])" office:value-type="currency" office:currency="ARS" office:value="56858.64" calcext:value-type="currency">
            <text:p>$56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" office:value-type="currency" office:currency="ARS" office:value="60662.68" calcext:value-type="currency">
            <text:p>$60.662,68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" office:value-type="currency" office:currency="ARS" office:value="56858.64" calcext:value-type="currency">
            <text:p>$56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55890.42" calcext:value-type="currency">
            <text:p>$155.890,42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194]-[.H53]" office:value-type="currency" office:currency="ARS" office:value="7331.38999999999" calcext:value-type="currency">
            <text:p>$7.331,39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3]+[.C184]-[.D18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4]+[.C185]-[.D18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5]+[.C186]-[.D1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6]+[.C187]-[.D18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7]+[.C188]-[.D18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8]+[.C189]-[.D1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9]+[.C190]-[.D19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0]+[.C191]-[.D19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1]+[.C192]-[.D19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2]+[.C193]-[.D19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93])" office:value-type="currency" office:currency="ARS" office:value="163221.81" calcext:value-type="currency">
            <text:p>$163.221,81</text:p>
          </table:table-cell>
          <table:table-cell table:style-name="ce257" table:formula="of:=SUM([.D3:.D193])" office:value-type="currency" office:currency="ARS" office:value="163221.81" calcext:value-type="currency">
            <text:p>$163.221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94]" office:value-type="float" office:value="-63221.81" calcext:value-type="float">
            <text:p><text:s/>$ -63.221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34:16.089300889</dc:date>
    <meta:editing-duration>PT18H40M34S</meta:editing-duration>
    <meta:editing-cycles>389</meta:editing-cycles>
    <meta:generator>LibreOffice/5.1.6.2$Linux_X86_64 LibreOffice_project/10m0$Build-2</meta:generator>
    <meta:document-statistic meta:table-count="10" meta:cell-count="2059" meta:object-count="0"/>
  </office:meta>
</office:document-meta>
</file>